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text>P</mtext>
      </msub>
      <mrow>
        <mi/>
        <mo stretchy="false">=</mo>
        <mi/>
      </mrow>
      <mfenced open="[" close="]">
        <mrow>
          <mfrac>
            <mn>1</mn>
            <mrow>
              <mn>2</mn>
              <msub>
                <mi>m</mi>
                <mtext>e</mtext>
              </msub>
            </mrow>
          </mfrac>
          <mi/>
          <msup>
            <mrow>
              <mo stretchy="false">(</mo>
              <mrow>
                <mstyle mathvariant="bold">
                  <mrow>
                    <mi>p</mi>
                  </mrow>
                </mstyle>
                <mrow>
                  <mi/>
                  <mo stretchy="false">+</mo>
                  <mi/>
                </mrow>
                <mi>e</mi>
                <mstyle mathvariant="bold">
                  <mrow>
                    <mi>A</mi>
                  </mrow>
                </mstyle>
              </mrow>
              <mo stretchy="false">)</mo>
            </mrow>
            <mn>2</mn>
          </msup>
          <mrow>
            <mi/>
            <mo stretchy="false">−</mo>
            <mi/>
          </mrow>
          <mi>e</mi>
          <mo stretchy="false">ϕ</mo>
        </mrow>
      </mfenced>
      <msub>
        <mrow>
          <mstyle mathvariant="bold">
            <mrow>
              <mn>1</mn>
            </mrow>
          </mstyle>
        </mrow>
        <mn>2</mn>
      </msub>
      <mrow>
        <mi/>
        <mo stretchy="false">+</mo>
        <mi/>
      </mrow>
      <mfrac>
        <mrow>
          <mi>e</mi>
          <mo stretchy="false">ℏ</mo>
        </mrow>
        <mrow>
          <mn>2</mn>
          <msub>
            <mi>m</mi>
            <mtext>e</mtext>
          </msub>
        </mrow>
      </mfrac>
      <mi/>
      <mstyle mathvariant="bold">
        <mrow>
          <mo stretchy="false">σ</mo>
        </mrow>
      </mstyle>
      <mrow>
        <mi/>
        <mo stretchy="false">⋅</mo>
        <mi/>
      </mrow>
      <mstyle mathvariant="bold">
        <mrow>
          <mi>B</mi>
        </mrow>
      </mstyle>
    </mrow>
    <annotation encoding="StarMath 5.0">H _"P"
~=~
left [ 
 1 over {2 m _"e"} 
 ` 
 (
  bold p ~+~ e bold A
 ) 
 ^2 ~-~ e %iphi
right ] 
{bold 1} _2 ~+~ 
{e hbar} over {2 m _"e"} 
` 
bold %isigma `cdot`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8:04:47.707000000</meta:creation-date>
    <meta:generator>LibreOffice/4.1.4.2$Windows_x86 LibreOffice_project/0a0440ccc0227ad9829de5f46be37cfb6edcf72</meta:generator>
  </office:meta>
</office:document-meta>
</file>